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draw:marker-start-width="0.406cm" draw:marker-end-width="0.102cm" draw:stroke-linejoin="miter" draw:fill="none" draw:fill-color="#ffffff" draw:textarea-horizontal-align="left" draw:textarea-vertical-align="top" draw:auto-grow-height="true" fo:padding-top="0.025cm" fo:padding-bottom="0.025cm" fo:padding-left="0.025cm" fo:padding-right="0.025cm" fo:wrap-option="wrap" draw:shadow="hidden"/>
    </style:style>
    <style:style style:name="gr2" style:family="graphic" style:parent-style-name="standard">
      <style:graphic-properties draw:stroke="solid" svg:stroke-width="0.076cm" svg:stroke-color="#000000" draw:marker-start="" draw:marker-start-width="0.406cm" draw:marker-end="Arrow_20_concave" draw:marker-end-width="0.406cm" draw:marker-end-center="false" draw:stroke-linejoin="miter" draw:fill="none" draw:fill-color="#ffffff" draw:textarea-horizontal-align="left" draw:textarea-vertical-align="top" draw:auto-grow-height="true" fo:padding-top="0.025cm" fo:padding-bottom="0.025cm" fo:padding-left="0.025cm" fo:padding-right="0.025cm" fo:wrap-option="wrap" draw:shadow="hidden"/>
    </style:style>
    <style:style style:name="gr3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677cm" fo:min-width="5.988cm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677cm" fo:min-width="5.967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0.763cm" fo:min-width="3.876cm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none" svg:stroke-width="0.076cm" draw:marker-start-width="0.406cm" draw:marker-end-width="0.102cm" draw:fill="none" draw:fill-color="#bbe0e3" draw:textarea-horizontal-align="justify" draw:textarea-vertical-align="top" draw:auto-grow-height="true" fo:min-height="1.017cm" fo:min-width="6.733cm" fo:padding-top="0cm" fo:padding-bottom="0cm" fo:padding-left="0cm" fo:padding-right="0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8pt" fo:language="en" fo:country="US" fo:font-style="italic" style:font-size-asian="18pt" style:font-size-complex="18pt"/>
    </style:style>
    <style:style style:name="T3" style:family="text">
      <style:text-properties fo:font-family="Times" style:font-family-generic="decorative" style:font-pitch="variable" fo:font-size="18pt" fo:language="en" fo:country="US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169cm" svg:y1="2.052cm" svg:x2="8.249cm" svg:y2="2.052cm">
          <text:p/>
        </draw:line>
        <draw:line draw:style-name="gr1" draw:text-style-name="P1" draw:layer="layout" svg:x1="3.169cm" svg:y1="5.862cm" svg:x2="8.249cm" svg:y2="5.862cm">
          <text:p/>
        </draw:line>
        <draw:line draw:style-name="gr2" draw:text-style-name="P1" draw:layer="layout" svg:x1="5.497cm" svg:y1="5.862cm" svg:x2="5.497cm" svg:y2="2.052cm">
          <text:p/>
        </draw:line>
        <draw:custom-shape draw:style-name="gr3" draw:text-style-name="P3" draw:layer="layout" svg:width="5.988cm" svg:height="0.677cm" svg:x="2.368cm" svg:y="5.862cm">
          <text:p text:style-name="P2"><text:span text:style-name="T1">Ground vibrational 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67cm" svg:height="0.677cm" svg:x="2.378cm" svg:y="1.117cm">
          <text:p text:style-name="P2"><text:span text:style-name="T1">Excited vibrational st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76cm" svg:height="0.763cm" svg:x="1.27cm" svg:y="3.322cm">
          <text:p text:style-name="P2"><text:span text:style-name="T1">Absorption (</text:span><text:span text:style-name="T2">h</text:span><text:span text:style-name="T3">v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733cm" svg:height="1.017cm" svg:x="2.893cm" svg:y="7.873cm">
          <text:p text:style-name="P2">Photon absorp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OpenEnd_20_5" draw:display-name="msArrowOpenEnd 5" svg:viewBox="0 0 315 315" svg:d="m157 0 158 286-48 29-110-202-110 202-47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0:27:45</meta:creation-date>
    <dc:creator>Jussi Eloranta</dc:creator>
    <dc:date>2007-04-02T20:30:03</dc:date>
    <dc:language>en-US</dc:language>
    <meta:editing-cycles>2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